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9.9854in" svg:y="6.1469in">
            <draw:object draw:notify-on-update-of-ranges="Sheet1.M3:Sheet1.M10 Sheet1.M3:Sheet1.M10 Sheet1.N2:Sheet1.N2 Sheet1.N3:Sheet1.N10 Sheet1.M3:Sheet1.M10 Sheet1.O2:Sheet1.O2 Sheet1.O3:Sheet1.O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20.0287in" svg:y="10.026in">
            <draw:object draw:notify-on-update-of-ranges="Sheet1.M16:Sheet1.M23 Sheet1.M16:Sheet1.M23 Sheet1.N15:Sheet1.N15 Sheet1.N16:Sheet1.N23 Sheet1.M16:Sheet1.M23 Sheet1.O15:Sheet1.O15 Sheet1.O16:Sheet1.O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2988in" svg:height="3.5429in" svg:x="19.9425in" svg:y="13.7906in">
            <draw:object draw:notify-on-update-of-ranges="Sheet1.M26:Sheet1.M33 Sheet1.M26:Sheet1.M33 Sheet1.N25:Sheet1.N25 Sheet1.N26:Sheet1.N33 Sheet1.M26:Sheet1.M33 Sheet1.O25:Sheet1.O25 Sheet1.O26:Sheet1.O3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6.2988in" svg:height="3.5429in" svg:x="0.1374in" svg:y="6.0835in">
            <draw:object draw:notify-on-update-of-ranges="Sheet1.A2:Sheet1.A2 Sheet1.A3:Sheet1.A10 Sheet1.B2:Sheet1.B2 Sheet1.B3:Sheet1.B10 Sheet1.C2:Sheet1.C2 Sheet1.C3:Sheet1.C10 Sheet1.D2:Sheet1.D2 Sheet1.D3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6.2988in" svg:height="3.5429in" svg:x="0.0831in" svg:y="9.8791in">
            <draw:object draw:notify-on-update-of-ranges="Sheet1.A15:Sheet1.A15 Sheet1.A16:Sheet1.A23 Sheet1.B15:Sheet1.B15 Sheet1.B16:Sheet1.B23 Sheet1.C15:Sheet1.C15 Sheet1.C16:Sheet1.C23 Sheet1.D15:Sheet1.D15 Sheet1.D16:Sheet1.D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1" draw:text-style-name="P1" svg:width="6.2988in" svg:height="3.5429in" svg:x="0.0614in" svg:y="13.5819in">
            <draw:object draw:notify-on-update-of-ranges="Sheet1.A25:Sheet1.A25 Sheet1.A26:Sheet1.A33 Sheet1.B25:Sheet1.B25 Sheet1.B26:Sheet1.B33 Sheet1.C25:Sheet1.C25 Sheet1.C26:Sheet1.C33 Sheet1.D25:Sheet1.D25 Sheet1.D26:Sheet1.D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1" draw:text-style-name="P1" svg:width="6.2988in" svg:height="3.5429in" svg:x="6.6413in" svg:y="6.1043in">
            <draw:object draw:notify-on-update-of-ranges="Sheet1.E2:Sheet1.E2 Sheet1.E3:Sheet1.E10 Sheet1.F2:Sheet1.F2 Sheet1.F3:Sheet1.F10 Sheet1.G2:Sheet1.G2 Sheet1.G3:Sheet1.G10 Sheet1.H2:Sheet1.H2 Sheet1.H3:Sheet1.H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style-name="gr1" draw:text-style-name="P1" svg:width="6.2988in" svg:height="3.5429in" svg:x="6.7173in" svg:y="10.0051in">
            <draw:object draw:notify-on-update-of-ranges="Sheet1.E15:Sheet1.E15 Sheet1.E16:Sheet1.E23 Sheet1.F15:Sheet1.F15 Sheet1.F16:Sheet1.F23 Sheet1.G15:Sheet1.G15 Sheet1.G16:Sheet1.G23 Sheet1.H15:Sheet1.H15 Sheet1.H16:Sheet1.H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8" draw:style-name="gr1" draw:text-style-name="P1" svg:width="6.2988in" svg:height="3.5429in" svg:x="6.7606in" svg:y="13.6335in">
            <draw:object draw:notify-on-update-of-ranges="Sheet1.E25:Sheet1.E25 Sheet1.E26:Sheet1.E33 Sheet1.F25:Sheet1.F25 Sheet1.F26:Sheet1.F33 Sheet1.G25:Sheet1.G25 Sheet1.G26:Sheet1.G33 Sheet1.H25:Sheet1.H25 Sheet1.H26:Sheet1.H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6.2988in" svg:height="3.5429in" svg:x="13.0909in" svg:y="6.1043in">
            <draw:object draw:notify-on-update-of-ranges="Sheet1.I2:Sheet1.I2 Sheet1.I3:Sheet1.I10 Sheet1.J2:Sheet1.J2 Sheet1.J3:Sheet1.J10 Sheet1.K2:Sheet1.K2 Sheet1.K3:Sheet1.K10 Sheet1.L2:Sheet1.L2 Sheet1.L3:Sheet1.L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0" draw:style-name="gr1" draw:text-style-name="P1" svg:width="6.2988in" svg:height="3.5429in" svg:x="13.2429in" svg:y="10.0677in">
            <draw:object draw:notify-on-update-of-ranges="Sheet1.I15:Sheet1.I15 Sheet1.I16:Sheet1.I23 Sheet1.J15:Sheet1.J15 Sheet1.J16:Sheet1.J23 Sheet1.K15:Sheet1.K15 Sheet1.K16:Sheet1.K23 Sheet1.L15:Sheet1.L15 Sheet1.L16:Sheet1.L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1" draw:style-name="gr1" draw:text-style-name="P1" svg:width="6.2988in" svg:height="3.5429in" svg:x="13.2535in" svg:y="13.7591in">
            <draw:object draw:notify-on-update-of-ranges="Sheet1.I25:Sheet1.I25 Sheet1.I26:Sheet1.I33 Sheet1.J25:Sheet1.J25 Sheet1.J26:Sheet1.J33 Sheet1.K25:Sheet1.K25 Sheet1.K26:Sheet1.K33 Sheet1.L25:Sheet1.L25 Sheet1.L26:Sheet1.L3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 table:style-name="Default" office:value-type="string" calcext:value-type="string">
            <text:p>omp_o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 table:style-name="Default" office:value-type="string" calcext:value-type="string">
            <text:p>omp_o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 table:style-name="Default" office:value-type="string" calcext:value-type="string">
            <text:p>omp_o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2" calcext:value-type="float">
            <text:p>0.12</text:p>
          </table:table-cell>
          <table:table-cell table:style-name="Default"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0.475" calcext:value-type="float">
            <text:p>0.475</text:p>
          </table:table-cell>
          <table:table-cell table:style-name="Default"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 office:value-type="float" office:value="1.562" calcext:value-type="float">
            <text:p>1.562</text:p>
          </table:table-cell>
          <table:table-cell office:value-type="float" office:value="2.586" calcext:value-type="float">
            <text:p>2.586</text:p>
          </table:table-cell>
          <table:table-cell table:style-name="Default" office:value-type="float" office:value="1.338" calcext:value-type="float">
            <text:p>1.33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5" calcext:value-type="float">
            <text:p>0.065</text:p>
          </table:table-cell>
          <table:table-cell office:value-type="float" office:value="0.248" calcext:value-type="float">
            <text:p>0.248</text:p>
          </table:table-cell>
          <table:table-cell table:style-name="Default" office:value-type="float" office:value="0.041" calcext:value-type="float">
            <text:p>0.041</text:p>
          </table:table-cell>
          <table:table-cell office:value-type="float" office:value="2" calcext:value-type="float">
            <text:p>2</text:p>
          </table:table-cell>
          <table:table-cell office:value-type="float" office:value="0.281" calcext:value-type="float">
            <text:p>0.281</text:p>
          </table:table-cell>
          <table:table-cell office:value-type="float" office:value="1.213" calcext:value-type="float">
            <text:p>1.213</text:p>
          </table:table-cell>
          <table:table-cell table:style-name="Default"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562" calcext:value-type="float">
            <text:p>1.562</text:p>
          </table:table-cell>
          <table:table-cell office:value-type="float" office:value="6.685" calcext:value-type="float">
            <text:p>6.685</text:p>
          </table:table-cell>
          <table:table-cell table:style-name="Default" office:value-type="float" office:value="0.734" calcext:value-type="float">
            <text:p>0.73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5" calcext:value-type="float">
            <text:p>0.065</text:p>
          </table:table-cell>
          <table:table-cell office:value-type="float" office:value="0.251" calcext:value-type="float">
            <text:p>0.251</text:p>
          </table:table-cell>
          <table:table-cell table:style-name="Default" office:value-type="float" office:value="0.035" calcext:value-type="float">
            <text:p>0.035</text:p>
          </table:table-cell>
          <table:table-cell office:value-type="float" office:value="3" calcext:value-type="float">
            <text:p>3</text:p>
          </table:table-cell>
          <table:table-cell office:value-type="float" office:value="0.281" calcext:value-type="float">
            <text:p>0.281</text:p>
          </table:table-cell>
          <table:table-cell office:value-type="float" office:value="1.21" calcext:value-type="float">
            <text:p>1.21</text:p>
          </table:table-cell>
          <table:table-cell table:style-name="Default" office:value-type="float" office:value="0.097" calcext:value-type="float">
            <text:p>0.097</text:p>
          </table:table-cell>
          <table:table-cell office:value-type="float" office:value="3" calcext:value-type="float">
            <text:p>3</text:p>
          </table:table-cell>
          <table:table-cell office:value-type="float" office:value="1.562" calcext:value-type="float">
            <text:p>1.562</text:p>
          </table:table-cell>
          <table:table-cell office:value-type="float" office:value="6.656" calcext:value-type="float">
            <text:p>6.656</text:p>
          </table:table-cell>
          <table:table-cell table:style-name="Default" office:value-type="float" office:value="0.519" calcext:value-type="float">
            <text:p>0.51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5" calcext:value-type="float">
            <text:p>0.065</text:p>
          </table:table-cell>
          <table:table-cell office:value-type="float" office:value="0.25" calcext:value-type="float">
            <text:p>0.25</text:p>
          </table:table-cell>
          <table:table-cell table:style-name="Default" office:value-type="float" office:value="0.032" calcext:value-type="float">
            <text:p>0.032</text:p>
          </table:table-cell>
          <table:table-cell office:value-type="float" office:value="4" calcext:value-type="float">
            <text:p>4</text:p>
          </table:table-cell>
          <table:table-cell office:value-type="float" office:value="0.281" calcext:value-type="float">
            <text:p>0.281</text:p>
          </table:table-cell>
          <table:table-cell office:value-type="float" office:value="1.216" calcext:value-type="float">
            <text:p>1.216</text:p>
          </table:table-cell>
          <table:table-cell table:style-name="Default" office:value-type="float" office:value="0.078" calcext:value-type="float">
            <text:p>0.078</text:p>
          </table:table-cell>
          <table:table-cell office:value-type="float" office:value="4" calcext:value-type="float">
            <text:p>4</text:p>
          </table:table-cell>
          <table:table-cell office:value-type="float" office:value="1.562" calcext:value-type="float">
            <text:p>1.562</text:p>
          </table:table-cell>
          <table:table-cell office:value-type="float" office:value="6.63" calcext:value-type="float">
            <text:p>6.63</text:p>
          </table:table-cell>
          <table:table-cell table:style-name="Default" office:value-type="float" office:value="0.413" calcext:value-type="float">
            <text:p>0.41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" calcext:value-type="float">
            <text:p>0.065</text:p>
          </table:table-cell>
          <table:table-cell office:value-type="float" office:value="0.258" calcext:value-type="float">
            <text:p>0.258</text:p>
          </table:table-cell>
          <table:table-cell table:style-name="Default"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.281" calcext:value-type="float">
            <text:p>0.281</text:p>
          </table:table-cell>
          <table:table-cell office:value-type="float" office:value="1.227" calcext:value-type="float">
            <text:p>1.227</text:p>
          </table:table-cell>
          <table:table-cell table:style-name="Default" office:value-type="float" office:value="0.077" calcext:value-type="float">
            <text:p>0.077</text:p>
          </table:table-cell>
          <table:table-cell office:value-type="float" office:value="5" calcext:value-type="float">
            <text:p>5</text:p>
          </table:table-cell>
          <table:table-cell office:value-type="float" office:value="1.562" calcext:value-type="float">
            <text:p>1.562</text:p>
          </table:table-cell>
          <table:table-cell office:value-type="float" office:value="6.622" calcext:value-type="float">
            <text:p>6.622</text:p>
          </table:table-cell>
          <table:table-cell table:style-name="Default" office:value-type="float" office:value="0.345" calcext:value-type="float">
            <text:p>0.34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5" calcext:value-type="float">
            <text:p>0.065</text:p>
          </table:table-cell>
          <table:table-cell office:value-type="float" office:value="0.277" calcext:value-type="float">
            <text:p>0.277</text:p>
          </table:table-cell>
          <table:table-cell table:style-name="Default" office:value-type="float" office:value="0.028" calcext:value-type="float">
            <text:p>0.028</text:p>
          </table:table-cell>
          <table:table-cell office:value-type="float" office:value="6" calcext:value-type="float">
            <text:p>6</text:p>
          </table:table-cell>
          <table:table-cell office:value-type="float" office:value="0.281" calcext:value-type="float">
            <text:p>0.281</text:p>
          </table:table-cell>
          <table:table-cell office:value-type="float" office:value="1.241" calcext:value-type="float">
            <text:p>1.241</text:p>
          </table:table-cell>
          <table:table-cell table:style-name="Default" office:value-type="float" office:value="0.059" calcext:value-type="float">
            <text:p>0.059</text:p>
          </table:table-cell>
          <table:table-cell office:value-type="float" office:value="6" calcext:value-type="float">
            <text:p>6</text:p>
          </table:table-cell>
          <table:table-cell office:value-type="float" office:value="1.562" calcext:value-type="float">
            <text:p>1.562</text:p>
          </table:table-cell>
          <table:table-cell office:value-type="float" office:value="6.75" calcext:value-type="float">
            <text:p>6.75</text:p>
          </table:table-cell>
          <table:table-cell table:style-name="Default" office:value-type="float" office:value="0.309" calcext:value-type="float">
            <text:p>0.30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5" calcext:value-type="float">
            <text:p>0.065</text:p>
          </table:table-cell>
          <table:table-cell office:value-type="float" office:value="0.339" calcext:value-type="float">
            <text:p>0.339</text:p>
          </table:table-cell>
          <table:table-cell table:style-name="Default" office:value-type="float" office:value="0.029" calcext:value-type="float">
            <text:p>0.029</text:p>
          </table:table-cell>
          <table:table-cell office:value-type="float" office:value="7" calcext:value-type="float">
            <text:p>7</text:p>
          </table:table-cell>
          <table:table-cell office:value-type="float" office:value="0.281" calcext:value-type="float">
            <text:p>0.281</text:p>
          </table:table-cell>
          <table:table-cell office:value-type="float" office:value="1.446" calcext:value-type="float">
            <text:p>1.446</text:p>
          </table:table-cell>
          <table:table-cell table:style-name="Default" office:value-type="float" office:value="0.059" calcext:value-type="float">
            <text:p>0.059</text:p>
          </table:table-cell>
          <table:table-cell office:value-type="float" office:value="7" calcext:value-type="float">
            <text:p>7</text:p>
          </table:table-cell>
          <table:table-cell office:value-type="float" office:value="1.562" calcext:value-type="float">
            <text:p>1.562</text:p>
          </table:table-cell>
          <table:table-cell office:value-type="float" office:value="7.214" calcext:value-type="float">
            <text:p>7.214</text:p>
          </table:table-cell>
          <table:table-cell table:style-name="Default" office:value-type="float" office:value="0.238" calcext:value-type="float">
            <text:p>0.23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5" calcext:value-type="float">
            <text:p>0.065</text:p>
          </table:table-cell>
          <table:table-cell office:value-type="float" office:value="0.49" calcext:value-type="float">
            <text:p>0.49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8" calcext:value-type="float">
            <text:p>8</text:p>
          </table:table-cell>
          <table:table-cell office:value-type="float" office:value="0.281" calcext:value-type="float">
            <text:p>0.281</text:p>
          </table:table-cell>
          <table:table-cell office:value-type="float" office:value="1.894" calcext:value-type="float">
            <text:p>1.894</text:p>
          </table:table-cell>
          <table:table-cell table:style-name="Default" office:value-type="float" office:value="0.062" calcext:value-type="float">
            <text:p>0.062</text:p>
          </table:table-cell>
          <table:table-cell office:value-type="float" office:value="8" calcext:value-type="float">
            <text:p>8</text:p>
          </table:table-cell>
          <table:table-cell office:value-type="float" office:value="1.562" calcext:value-type="float">
            <text:p>1.562</text:p>
          </table:table-cell>
          <table:table-cell office:value-type="float" office:value="8.123" calcext:value-type="float">
            <text:p>8.123</text:p>
          </table:table-cell>
          <table:table-cell table:style-name="Default" office:value-type="float" office:value="0.24" calcext:value-type="float">
            <text:p>0.2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=11x11</text:p>
          </table:table-cell>
          <table:table-cell table:number-columns-repeated="2"/>
          <table:table-cell table:style-name="Default"/>
          <table:table-cell office:value-type="string" calcext:value-type="string">
            <text:p>N=12x12</text:p>
          </table:table-cell>
          <table:table-cell table:number-columns-repeated="2"/>
          <table:table-cell table:style-name="Default"/>
          <table:table-cell office:value-type="string" calcext:value-type="string">
            <text:p>N=13x13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peedu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 table:style-name="Default" office:value-type="string" calcext:value-type="string">
            <text:p>omp_op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 table:style-name="Default" office:value-type="string" calcext:value-type="string">
            <text:p>omp_op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 table:style-name="Default" office:value-type="string" calcext:value-type="string">
            <text:p>omp_o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/[.B3]" office:value-type="float" office:value="1" calcext:value-type="float">
            <text:p>1</text:p>
          </table:table-cell>
          <table:table-cell table:style-name="ce1" table:formula="of:=[.$B3]/[.C3]" office:value-type="float" office:value="0.541666666666667" calcext:value-type="float">
            <text:p>0.542</text:p>
          </table:table-cell>
          <table:table-cell table:formula="of:=[.$B3]/[.D3]" office:value-type="float" office:value="1.10169491525424" calcext:value-type="float">
            <text:p>1.102</text:p>
          </table:table-cell>
          <table:table-cell office:value-type="float" office:value="1" calcext:value-type="float">
            <text:p>1</text:p>
          </table:table-cell>
          <table:table-cell table:formula="of:=[.F3]/[.F3]" office:value-type="float" office:value="1" calcext:value-type="float">
            <text:p>1</text:p>
          </table:table-cell>
          <table:table-cell table:style-name="ce1" table:formula="of:=[.$F3]/[.G3]" office:value-type="float" office:value="0.591578947368421" calcext:value-type="float">
            <text:p>0.592</text:p>
          </table:table-cell>
          <table:table-cell table:formula="of:=[.$F3]/[.H3]" office:value-type="float" office:value="1.18067226890756" calcext:value-type="float">
            <text:p>1.181</text:p>
          </table:table-cell>
          <table:table-cell office:value-type="float" office:value="1" calcext:value-type="float">
            <text:p>1</text:p>
          </table:table-cell>
          <table:table-cell table:formula="of:=[.J3]/[.J3]" office:value-type="float" office:value="1" calcext:value-type="float">
            <text:p>1</text:p>
          </table:table-cell>
          <table:table-cell table:style-name="ce1" table:formula="of:=[.$J3]/[.K3]" office:value-type="float" office:value="0.604021655065739" calcext:value-type="float">
            <text:p>0.604</text:p>
          </table:table-cell>
          <table:table-cell table:formula="of:=[.$J3]/[.L3]" office:value-type="float" office:value="1.16741405082212" calcext:value-type="float">
            <text:p>1.167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/[.B4]" office:value-type="float" office:value="1" calcext:value-type="float">
            <text:p>1</text:p>
          </table:table-cell>
          <table:table-cell table:style-name="ce1" table:formula="of:=[.$B4]/[.C4]" office:value-type="float" office:value="0.262096774193548" calcext:value-type="float">
            <text:p>0.262</text:p>
          </table:table-cell>
          <table:table-cell table:formula="of:=[.$B4]/[.D4]" office:value-type="float" office:value="1.58536585365854" calcext:value-type="float">
            <text:p>1.585</text:p>
          </table:table-cell>
          <table:table-cell office:value-type="float" office:value="2" calcext:value-type="float">
            <text:p>2</text:p>
          </table:table-cell>
          <table:table-cell table:formula="of:=[.F4]/[.F4]" office:value-type="float" office:value="1" calcext:value-type="float">
            <text:p>1</text:p>
          </table:table-cell>
          <table:table-cell table:style-name="ce1" table:formula="of:=[.$F4]/[.G4]" office:value-type="float" office:value="0.231657048639736" calcext:value-type="float">
            <text:p>0.232</text:p>
          </table:table-cell>
          <table:table-cell table:formula="of:=[.$F4]/[.H4]" office:value-type="float" office:value="2.16153846153846" calcext:value-type="float">
            <text:p>2.162</text:p>
          </table:table-cell>
          <table:table-cell office:value-type="float" office:value="2" calcext:value-type="float">
            <text:p>2</text:p>
          </table:table-cell>
          <table:table-cell table:formula="of:=[.J4]/[.J4]" office:value-type="float" office:value="1" calcext:value-type="float">
            <text:p>1</text:p>
          </table:table-cell>
          <table:table-cell table:style-name="ce1" table:formula="of:=[.$J4]/[.K4]" office:value-type="float" office:value="0.233657442034405" calcext:value-type="float">
            <text:p>0.234</text:p>
          </table:table-cell>
          <table:table-cell table:formula="of:=[.$J4]/[.L4]" office:value-type="float" office:value="2.12806539509537" calcext:value-type="float">
            <text:p>2.128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/[.B5]" office:value-type="float" office:value="1" calcext:value-type="float">
            <text:p>1</text:p>
          </table:table-cell>
          <table:table-cell table:style-name="ce1" table:formula="of:=[.$B5]/[.C5]" office:value-type="float" office:value="0.258964143426295" calcext:value-type="float">
            <text:p>0.259</text:p>
          </table:table-cell>
          <table:table-cell table:formula="of:=[.$B5]/[.D5]" office:value-type="float" office:value="1.85714285714286" calcext:value-type="float">
            <text:p>1.857</text:p>
          </table:table-cell>
          <table:table-cell office:value-type="float" office:value="3" calcext:value-type="float">
            <text:p>3</text:p>
          </table:table-cell>
          <table:table-cell table:formula="of:=[.F5]/[.F5]" office:value-type="float" office:value="1" calcext:value-type="float">
            <text:p>1</text:p>
          </table:table-cell>
          <table:table-cell table:style-name="ce1" table:formula="of:=[.$F5]/[.G5]" office:value-type="float" office:value="0.232231404958678" calcext:value-type="float">
            <text:p>0.232</text:p>
          </table:table-cell>
          <table:table-cell table:formula="of:=[.$F5]/[.H5]" office:value-type="float" office:value="2.89690721649485" calcext:value-type="float">
            <text:p>2.897</text:p>
          </table:table-cell>
          <table:table-cell office:value-type="float" office:value="3" calcext:value-type="float">
            <text:p>3</text:p>
          </table:table-cell>
          <table:table-cell table:formula="of:=[.J5]/[.J5]" office:value-type="float" office:value="1" calcext:value-type="float">
            <text:p>1</text:p>
          </table:table-cell>
          <table:table-cell table:style-name="ce1" table:formula="of:=[.$J5]/[.K5]" office:value-type="float" office:value="0.234675480769231" calcext:value-type="float">
            <text:p>0.235</text:p>
          </table:table-cell>
          <table:table-cell table:formula="of:=[.$J5]/[.L5]" office:value-type="float" office:value="3.00963391136802" calcext:value-type="float">
            <text:p>3.010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/[.B6]" office:value-type="float" office:value="1" calcext:value-type="float">
            <text:p>1</text:p>
          </table:table-cell>
          <table:table-cell table:style-name="ce1" table:formula="of:=[.$B6]/[.C6]" office:value-type="float" office:value="0.26" calcext:value-type="float">
            <text:p>0.260</text:p>
          </table:table-cell>
          <table:table-cell table:formula="of:=[.$B6]/[.D6]" office:value-type="float" office:value="2.03125" calcext:value-type="float">
            <text:p>2.031</text:p>
          </table:table-cell>
          <table:table-cell office:value-type="float" office:value="4" calcext:value-type="float">
            <text:p>4</text:p>
          </table:table-cell>
          <table:table-cell table:formula="of:=[.F6]/[.F6]" office:value-type="float" office:value="1" calcext:value-type="float">
            <text:p>1</text:p>
          </table:table-cell>
          <table:table-cell table:style-name="ce1" table:formula="of:=[.$F6]/[.G6]" office:value-type="float" office:value="0.231085526315789" calcext:value-type="float">
            <text:p>0.231</text:p>
          </table:table-cell>
          <table:table-cell table:formula="of:=[.$F6]/[.H6]" office:value-type="float" office:value="3.6025641025641" calcext:value-type="float">
            <text:p>3.603</text:p>
          </table:table-cell>
          <table:table-cell office:value-type="float" office:value="4" calcext:value-type="float">
            <text:p>4</text:p>
          </table:table-cell>
          <table:table-cell table:formula="of:=[.J6]/[.J6]" office:value-type="float" office:value="1" calcext:value-type="float">
            <text:p>1</text:p>
          </table:table-cell>
          <table:table-cell table:style-name="ce1" table:formula="of:=[.$J6]/[.K6]" office:value-type="float" office:value="0.235595776772247" calcext:value-type="float">
            <text:p>0.236</text:p>
          </table:table-cell>
          <table:table-cell table:formula="of:=[.$J6]/[.L6]" office:value-type="float" office:value="3.78208232445521" calcext:value-type="float">
            <text:p>3.782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/[.B7]" office:value-type="float" office:value="1" calcext:value-type="float">
            <text:p>1</text:p>
          </table:table-cell>
          <table:table-cell table:style-name="ce1" table:formula="of:=[.$B7]/[.C7]" office:value-type="float" office:value="0.251937984496124" calcext:value-type="float">
            <text:p>0.252</text:p>
          </table:table-cell>
          <table:table-cell table:formula="of:=[.$B7]/[.D7]" office:value-type="float" office:value="2.09677419354839" calcext:value-type="float">
            <text:p>2.097</text:p>
          </table:table-cell>
          <table:table-cell office:value-type="float" office:value="5" calcext:value-type="float">
            <text:p>5</text:p>
          </table:table-cell>
          <table:table-cell table:formula="of:=[.F7]/[.F7]" office:value-type="float" office:value="1" calcext:value-type="float">
            <text:p>1</text:p>
          </table:table-cell>
          <table:table-cell table:style-name="ce1" table:formula="of:=[.$F7]/[.G7]" office:value-type="float" office:value="0.229013854930725" calcext:value-type="float">
            <text:p>0.229</text:p>
          </table:table-cell>
          <table:table-cell table:formula="of:=[.$F7]/[.H7]" office:value-type="float" office:value="3.64935064935065" calcext:value-type="float">
            <text:p>3.649</text:p>
          </table:table-cell>
          <table:table-cell office:value-type="float" office:value="5" calcext:value-type="float">
            <text:p>5</text:p>
          </table:table-cell>
          <table:table-cell table:formula="of:=[.J7]/[.J7]" office:value-type="float" office:value="1" calcext:value-type="float">
            <text:p>1</text:p>
          </table:table-cell>
          <table:table-cell table:style-name="ce1" table:formula="of:=[.$J7]/[.K7]" office:value-type="float" office:value="0.235880398671096" calcext:value-type="float">
            <text:p>0.236</text:p>
          </table:table-cell>
          <table:table-cell table:formula="of:=[.$J7]/[.L7]" office:value-type="float" office:value="4.52753623188406" calcext:value-type="float">
            <text:p>4.528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/[.B8]" office:value-type="float" office:value="1" calcext:value-type="float">
            <text:p>1</text:p>
          </table:table-cell>
          <table:table-cell table:style-name="ce1" table:formula="of:=[.$B8]/[.C8]" office:value-type="float" office:value="0.234657039711191" calcext:value-type="float">
            <text:p>0.235</text:p>
          </table:table-cell>
          <table:table-cell table:formula="of:=[.$B8]/[.D8]" office:value-type="float" office:value="2.32142857142857" calcext:value-type="float">
            <text:p>2.321</text:p>
          </table:table-cell>
          <table:table-cell office:value-type="float" office:value="6" calcext:value-type="float">
            <text:p>6</text:p>
          </table:table-cell>
          <table:table-cell table:formula="of:=[.F8]/[.F8]" office:value-type="float" office:value="1" calcext:value-type="float">
            <text:p>1</text:p>
          </table:table-cell>
          <table:table-cell table:style-name="ce1" table:formula="of:=[.$F8]/[.G8]" office:value-type="float" office:value="0.226430298146656" calcext:value-type="float">
            <text:p>0.226</text:p>
          </table:table-cell>
          <table:table-cell table:formula="of:=[.$F8]/[.H8]" office:value-type="float" office:value="4.76271186440678" calcext:value-type="float">
            <text:p>4.763</text:p>
          </table:table-cell>
          <table:table-cell office:value-type="float" office:value="6" calcext:value-type="float">
            <text:p>6</text:p>
          </table:table-cell>
          <table:table-cell table:formula="of:=[.J8]/[.J8]" office:value-type="float" office:value="1" calcext:value-type="float">
            <text:p>1</text:p>
          </table:table-cell>
          <table:table-cell table:style-name="ce1" table:formula="of:=[.$J8]/[.K8]" office:value-type="float" office:value="0.231407407407407" calcext:value-type="float">
            <text:p>0.231</text:p>
          </table:table-cell>
          <table:table-cell table:formula="of:=[.$J8]/[.L8]" office:value-type="float" office:value="5.05501618122977" calcext:value-type="float">
            <text:p>5.055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/[.B9]" office:value-type="float" office:value="1" calcext:value-type="float">
            <text:p>1</text:p>
          </table:table-cell>
          <table:table-cell table:style-name="ce1" table:formula="of:=[.$B9]/[.C9]" office:value-type="float" office:value="0.191740412979351" calcext:value-type="float">
            <text:p>0.192</text:p>
          </table:table-cell>
          <table:table-cell table:formula="of:=[.$B9]/[.D9]" office:value-type="float" office:value="2.24137931034483" calcext:value-type="float">
            <text:p>2.241</text:p>
          </table:table-cell>
          <table:table-cell office:value-type="float" office:value="7" calcext:value-type="float">
            <text:p>7</text:p>
          </table:table-cell>
          <table:table-cell table:formula="of:=[.F9]/[.F9]" office:value-type="float" office:value="1" calcext:value-type="float">
            <text:p>1</text:p>
          </table:table-cell>
          <table:table-cell table:style-name="ce1" table:formula="of:=[.$F9]/[.G9]" office:value-type="float" office:value="0.19432918395574" calcext:value-type="float">
            <text:p>0.194</text:p>
          </table:table-cell>
          <table:table-cell table:formula="of:=[.$F9]/[.H9]" office:value-type="float" office:value="4.76271186440678" calcext:value-type="float">
            <text:p>4.763</text:p>
          </table:table-cell>
          <table:table-cell office:value-type="float" office:value="7" calcext:value-type="float">
            <text:p>7</text:p>
          </table:table-cell>
          <table:table-cell table:formula="of:=[.J9]/[.J9]" office:value-type="float" office:value="1" calcext:value-type="float">
            <text:p>1</text:p>
          </table:table-cell>
          <table:table-cell table:style-name="ce1" table:formula="of:=[.$J9]/[.K9]" office:value-type="float" office:value="0.216523426670363" calcext:value-type="float">
            <text:p>0.217</text:p>
          </table:table-cell>
          <table:table-cell table:formula="of:=[.$J9]/[.L9]" office:value-type="float" office:value="6.56302521008403" calcext:value-type="float">
            <text:p>6.563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/[.B10]" office:value-type="float" office:value="1" calcext:value-type="float">
            <text:p>1</text:p>
          </table:table-cell>
          <table:table-cell table:style-name="ce1" table:formula="of:=[.$B10]/[.C10]" office:value-type="float" office:value="0.13265306122449" calcext:value-type="float">
            <text:p>0.133</text:p>
          </table:table-cell>
          <table:table-cell table:formula="of:=[.$B10]/[.D10]" office:value-type="float" office:value="1.66666666666667" calcext:value-type="float">
            <text:p>1.667</text:p>
          </table:table-cell>
          <table:table-cell office:value-type="float" office:value="8" calcext:value-type="float">
            <text:p>8</text:p>
          </table:table-cell>
          <table:table-cell table:formula="of:=[.F10]/[.F10]" office:value-type="float" office:value="1" calcext:value-type="float">
            <text:p>1</text:p>
          </table:table-cell>
          <table:table-cell table:style-name="ce1" table:formula="of:=[.$F10]/[.G10]" office:value-type="float" office:value="0.148363252375924" calcext:value-type="float">
            <text:p>0.148</text:p>
          </table:table-cell>
          <table:table-cell table:formula="of:=[.$F10]/[.H10]" office:value-type="float" office:value="4.53225806451613" calcext:value-type="float">
            <text:p>4.532</text:p>
          </table:table-cell>
          <table:table-cell office:value-type="float" office:value="8" calcext:value-type="float">
            <text:p>8</text:p>
          </table:table-cell>
          <table:table-cell table:formula="of:=[.J10]/[.J10]" office:value-type="float" office:value="1" calcext:value-type="float">
            <text:p>1</text:p>
          </table:table-cell>
          <table:table-cell table:style-name="ce1" table:formula="of:=[.$J10]/[.K10]" office:value-type="float" office:value="0.192293487627724" calcext:value-type="float">
            <text:p>0.192</text:p>
          </table:table-cell>
          <table:table-cell table:formula="of:=[.$J10]/[.L10]" office:value-type="float" office:value="6.50833333333333" calcext:value-type="float">
            <text:p>6.508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 table:style-name="Default" office:value-type="string" calcext:value-type="string">
            <text:p>omp_o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 table:style-name="Default" office:value-type="string" calcext:value-type="string">
            <text:p>omp_o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 table:style-name="Default" office:value-type="string" calcext:value-type="string">
            <text:p>omp_op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table:formula="of:=[.$C16]/[.A16]" office:value-type="float" office:value="0.541666666666667" calcext:value-type="float">
            <text:p>0.542</text:p>
          </table:table-cell>
          <table:table-cell table:formula="of:=[.$D16]/[.A16]" office:value-type="float" office:value="1.10169491525424" calcext:value-type="float">
            <text:p>1.10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$G16]/[.E16]" office:value-type="float" office:value="0.591578947368421" calcext:value-type="float">
            <text:p>0.592</text:p>
          </table:table-cell>
          <table:table-cell table:formula="of:=[.$H16]/[.E16]" office:value-type="float" office:value="1.18067226890756" calcext:value-type="float">
            <text:p>1.18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$K16]/[.I16]" office:value-type="float" office:value="0.604021655065739" calcext:value-type="float">
            <text:p>0.604</text:p>
          </table:table-cell>
          <table:table-cell table:formula="of:=[.$L16]/[.I16]" office:value-type="float" office:value="1.16741405082212" calcext:value-type="float">
            <text:p>1.167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C17]/[.A17]" office:value-type="float" office:value="0.131048387096774" calcext:value-type="float">
            <text:p>0.131</text:p>
          </table:table-cell>
          <table:table-cell table:formula="of:=[.$D17]/[.A17]" office:value-type="float" office:value="0.792682926829268" calcext:value-type="float">
            <text:p>0.7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G17]/[.E17]" office:value-type="float" office:value="0.115828524319868" calcext:value-type="float">
            <text:p>0.116</text:p>
          </table:table-cell>
          <table:table-cell table:formula="of:=[.$H17]/[.E17]" office:value-type="float" office:value="1.08076923076923" calcext:value-type="float">
            <text:p>1.0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K17]/[.I17]" office:value-type="float" office:value="0.116828721017203" calcext:value-type="float">
            <text:p>0.117</text:p>
          </table:table-cell>
          <table:table-cell table:formula="of:=[.$L17]/[.I17]" office:value-type="float" office:value="1.06403269754768" calcext:value-type="float">
            <text:p>1.064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C18]/[.A18]" office:value-type="float" office:value="0.0863213811420983" calcext:value-type="float">
            <text:p>0.086</text:p>
          </table:table-cell>
          <table:table-cell table:formula="of:=[.$D18]/[.A18]" office:value-type="float" office:value="0.619047619047619" calcext:value-type="float">
            <text:p>0.6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G18]/[.E18]" office:value-type="float" office:value="0.0774104683195592" calcext:value-type="float">
            <text:p>0.077</text:p>
          </table:table-cell>
          <table:table-cell table:formula="of:=[.$H18]/[.E18]" office:value-type="float" office:value="0.965635738831615" calcext:value-type="float">
            <text:p>0.9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K18]/[.I18]" office:value-type="float" office:value="0.0782251602564103" calcext:value-type="float">
            <text:p>0.078</text:p>
          </table:table-cell>
          <table:table-cell table:formula="of:=[.$L18]/[.I18]" office:value-type="float" office:value="1.00321130378934" calcext:value-type="float">
            <text:p>1.003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[.$C19]/[.A19]" office:value-type="float" office:value="0.065" calcext:value-type="float">
            <text:p>0.065</text:p>
          </table:table-cell>
          <table:table-cell table:formula="of:=[.$D19]/[.A19]" office:value-type="float" office:value="0.5078125" calcext:value-type="float">
            <text:p>0.5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[.$G19]/[.E19]" office:value-type="float" office:value="0.0577713815789474" calcext:value-type="float">
            <text:p>0.058</text:p>
          </table:table-cell>
          <table:table-cell table:formula="of:=[.$H19]/[.E19]" office:value-type="float" office:value="0.900641025641026" calcext:value-type="float">
            <text:p>0.9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[.$K19]/[.I19]" office:value-type="float" office:value="0.0588989441930618" calcext:value-type="float">
            <text:p>0.059</text:p>
          </table:table-cell>
          <table:table-cell table:formula="of:=[.$L19]/[.I19]" office:value-type="float" office:value="0.945520581113801" calcext:value-type="float">
            <text:p>0.946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[.$C20]/[.A20]" office:value-type="float" office:value="0.0503875968992248" calcext:value-type="float">
            <text:p>0.050</text:p>
          </table:table-cell>
          <table:table-cell table:formula="of:=[.$D20]/[.A20]" office:value-type="float" office:value="0.419354838709677" calcext:value-type="float">
            <text:p>0.4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[.$G20]/[.E20]" office:value-type="float" office:value="0.0458027709861451" calcext:value-type="float">
            <text:p>0.046</text:p>
          </table:table-cell>
          <table:table-cell table:formula="of:=[.$H20]/[.E20]" office:value-type="float" office:value="0.72987012987013" calcext:value-type="float">
            <text:p>0.7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[.$K20]/[.I20]" office:value-type="float" office:value="0.0471760797342193" calcext:value-type="float">
            <text:p>0.047</text:p>
          </table:table-cell>
          <table:table-cell table:formula="of:=[.$L20]/[.I20]" office:value-type="float" office:value="0.905507246376812" calcext:value-type="float">
            <text:p>0.906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table:formula="of:=[.$C21]/[.A21]" office:value-type="float" office:value="0.0391095066185319" calcext:value-type="float">
            <text:p>0.039</text:p>
          </table:table-cell>
          <table:table-cell table:formula="of:=[.$D21]/[.A21]" office:value-type="float" office:value="0.386904761904762" calcext:value-type="float">
            <text:p>0.38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table:formula="of:=[.$G21]/[.E21]" office:value-type="float" office:value="0.0377383830244427" calcext:value-type="float">
            <text:p>0.038</text:p>
          </table:table-cell>
          <table:table-cell table:formula="of:=[.$H21]/[.E21]" office:value-type="float" office:value="0.793785310734463" calcext:value-type="float">
            <text:p>0.7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table:formula="of:=[.$K21]/[.I21]" office:value-type="float" office:value="0.0385679012345679" calcext:value-type="float">
            <text:p>0.039</text:p>
          </table:table-cell>
          <table:table-cell table:formula="of:=[.$L21]/[.I21]" office:value-type="float" office:value="0.842502696871629" calcext:value-type="float">
            <text:p>0.843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formula="of:=[.$C22]/[.A22]" office:value-type="float" office:value="0.0273914875684787" calcext:value-type="float">
            <text:p>0.027</text:p>
          </table:table-cell>
          <table:table-cell table:formula="of:=[.$D22]/[.A22]" office:value-type="float" office:value="0.320197044334975" calcext:value-type="float">
            <text:p>0.3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formula="of:=[.$G22]/[.E22]" office:value-type="float" office:value="0.0277613119936771" calcext:value-type="float">
            <text:p>0.028</text:p>
          </table:table-cell>
          <table:table-cell table:formula="of:=[.$H22]/[.E22]" office:value-type="float" office:value="0.680387409200969" calcext:value-type="float">
            <text:p>0.6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formula="of:=[.$K22]/[.I22]" office:value-type="float" office:value="0.0309319180957662" calcext:value-type="float">
            <text:p>0.031</text:p>
          </table:table-cell>
          <table:table-cell table:formula="of:=[.$L22]/[.I22]" office:value-type="float" office:value="0.937575030012005" calcext:value-type="float">
            <text:p>0.938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formula="of:=[.$C23]/[.A23]" office:value-type="float" office:value="0.0165816326530612" calcext:value-type="float">
            <text:p>0.017</text:p>
          </table:table-cell>
          <table:table-cell table:formula="of:=[.$D23]/[.A23]" office:value-type="float" office:value="0.208333333333333" calcext:value-type="float">
            <text:p>0.2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formula="of:=[.$G23]/[.E23]" office:value-type="float" office:value="0.0185454065469905" calcext:value-type="float">
            <text:p>0.019</text:p>
          </table:table-cell>
          <table:table-cell table:formula="of:=[.$H23]/[.E23]" office:value-type="float" office:value="0.566532258064516" calcext:value-type="float">
            <text:p>0.5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formula="of:=[.$K23]/[.I23]" office:value-type="float" office:value="0.0240366859534655" calcext:value-type="float">
            <text:p>0.024</text:p>
          </table:table-cell>
          <table:table-cell table:formula="of:=[.$L23]/[.I23]" office:value-type="float" office:value="0.813541666666667" calcext:value-type="float">
            <text:p>0.814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0:34:36.315212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1:50:10.891967031</meta:creation-date>
    <dc:date>2021-01-10T11:47:14.746240000</dc:date>
    <meta:editing-duration>PT1H43M4S</meta:editing-duration>
    <meta:editing-cycles>23</meta:editing-cycles>
    <meta:generator>LibreOffice/6.4.7.2$Linux_X86_64 LibreOffice_project/40$Build-2</meta:generator>
    <meta:document-statistic meta:table-count="1" meta:cell-count="327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6cm" chart:style-name="ch2">
          <text:p>N-Queens N=11x11</text:p>
        </chart:title>
        <chart:legend chart:legend-position="end" svg:x="13.439cm" svg:y="3.703cm" style:legend-expansion="high" chart:style-name="ch3"/>
        <chart:plot-area chart:style-name="ch4" table:cell-range-address="Sheet1.A2:Sheet1.D10" chart:data-source-has-labels="both" svg:x="1.331cm" svg:y="1.275cm" svg:width="11.788cm" svg:height="6.564cm">
          <chartooo:coordinate-region svg:x="2.058cm" svg:y="1.475cm" svg:width="10.967cm" svg:height="5.717cm"/>
          <chart:axis chart:dimension="x" chart:name="primary-x" chart:style-name="ch5" chartooo:axis-type="auto">
            <chart:title svg:x="6.572cm" svg:y="8.019cm" chart:style-name="ch6">
              <text:p>Threads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17cm" chart:style-name="ch7">
              <text:p>Time [s]</text:p>
            </chart:title>
            <chart:grid chart:style-name="ch8" chart:class="major"/>
          </chart:axis>
          <chart:series chart:style-name="ch9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series chart:style-name="ch10" chart:values-cell-range-address="Sheet1.C3:Sheet1.C10" chart:label-cell-address="Sheet1.C2:Sheet1.C2" chart:class="chart:scatter">
            <chart:data-point chart:repeated="8"/>
          </chart:series>
          <chart:series chart:style-name="ch11" chart:values-cell-range-address="Sheet1.D3:Sheet1.D10" chart:label-cell-address="Sheet1.D2:Sheet1.D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2:Sheet1.B2</svg:desc>
                </draw:g>
              </table:table-cell>
              <table:table-cell office:value-type="string">
                <text:p>omp</text:p>
                <draw:g>
                  <svg:desc>Sheet1.C2:Sheet1.C2</svg:desc>
                </draw:g>
              </table:table-cell>
              <table:table-cell office:value-type="string">
                <text:p>omp_op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065">
                <text:p>0.065</text:p>
                <draw:g>
                  <svg:desc>Sheet1.B3:Sheet1.B10</svg:desc>
                </draw:g>
              </table:table-cell>
              <table:table-cell office:value-type="float" office:value="0.12">
                <text:p>0.12</text:p>
                <draw:g>
                  <svg:desc>Sheet1.C3:Sheet1.C10</svg:desc>
                </draw:g>
              </table:table-cell>
              <table:table-cell office:value-type="float" office:value="0.059">
                <text:p>0.059</text:p>
                <draw:g>
                  <svg:desc>Sheet1.D3:Sheet1.D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">
                <text:p>0.065</text:p>
              </table:table-cell>
              <table:table-cell office:value-type="float" office:value="0.248">
                <text:p>0.24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5">
                <text:p>0.065</text:p>
              </table:table-cell>
              <table:table-cell office:value-type="float" office:value="0.251">
                <text:p>0.25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5">
                <text:p>0.065</text:p>
              </table:table-cell>
              <table:table-cell office:value-type="float" office:value="0.25">
                <text:p>0.2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5">
                <text:p>0.065</text:p>
              </table:table-cell>
              <table:table-cell office:value-type="float" office:value="0.258">
                <text:p>0.25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5">
                <text:p>0.065</text:p>
              </table:table-cell>
              <table:table-cell office:value-type="float" office:value="0.277">
                <text:p>0.27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5">
                <text:p>0.065</text:p>
              </table:table-cell>
              <table:table-cell office:value-type="float" office:value="0.339">
                <text:p>0.33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5">
                <text:p>0.065</text:p>
              </table:table-cell>
              <table:table-cell office:value-type="float" office:value="0.49">
                <text:p>0.49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4.795cm" svg:y="0.316cm" chart:style-name="ch2">
          <text:p>Matrix Multiplication 2000x2000</text:p>
        </chart:title>
        <chart:legend chart:legend-position="end" svg:x="13.121cm" svg:y="3.952cm" style:legend-expansion="high" chart:style-name="ch3"/>
        <chart:plot-area chart:style-name="ch4" table:cell-range-address="Sheet1.M2:Sheet1.O10" chart:data-source-has-labels="both" svg:x="1.331cm" svg:y="1.275cm" svg:width="11.47cm" svg:height="6.564cm">
          <chartooo:coordinate-region svg:x="1.767cm" svg:y="1.474cm" svg:width="10.662cm" svg:height="5.718cm"/>
          <chart:axis chart:dimension="x" chart:name="primary-x" chart:style-name="ch5" chartooo:axis-type="auto">
            <chart:title svg:x="6.413cm" svg:y="8.019cm" chart:style-name="ch6">
              <text:p>Threads</text:p>
            </chart:title>
            <chart:categories table:cell-range-address="Sheet1.M3:Sheet1.M10"/>
          </chart:axis>
          <chart:axis chart:dimension="y" chart:name="primary-y" chart:style-name="ch5">
            <chart:title svg:x="0.451cm" svg:y="5.17cm" chart:style-name="ch7">
              <text:p>Time [s]</text:p>
            </chart:title>
            <chart:grid chart:style-name="ch8" chart:class="major"/>
          </chart:axis>
          <chart:series chart:style-name="ch9" chart:values-cell-range-address="Sheet1.N3:Sheet1.N10" chart:label-cell-address="Sheet1.N2:Sheet1.N2" chart:class="chart:scatter">
            <chart:domain table:cell-range-address="Sheet1.M3:Sheet1.M10"/>
            <chart:data-point chart:repeated="8"/>
          </chart:series>
          <chart:series chart:style-name="ch10" chart:values-cell-range-address="Sheet1.O3:Sheet1.O10" chart:label-cell-address="Sheet1.O2:Sheet1.O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/>
                <draw:g>
                  <svg:desc>Sheet1.N2:Sheet1.N2</svg:desc>
                </draw:g>
              </table:table-cell>
              <table:table-cell office:value-type="string">
                <text:p/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M3:Sheet1.M10</svg:desc>
                </draw:g>
              </table:table-cell>
              <table:table-cell office:value-type="float" office:value="NaN">
                <text:p>NaN</text:p>
                <draw:g>
                  <svg:desc>Sheet1.M3:Sheet1.M10</svg:desc>
                </draw:g>
              </table:table-cell>
              <table:table-cell office:value-type="float" office:value="NaN">
                <text:p>NaN</text:p>
                <draw:g>
                  <svg:desc>Sheet1.N3:Sheet1.N10</svg:desc>
                </draw:g>
              </table:table-cell>
              <table:table-cell office:value-type="float" office:value="NaN">
                <text:p>NaN</text:p>
                <draw:g>
                  <svg:desc>Sheet1.O3:Sheet1.O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5.919cm" svg:y="0.316cm" chart:style-name="ch2">
          <text:p>Speedup 2000x2000</text:p>
        </chart:title>
        <chart:legend chart:legend-position="end" svg:x="13.121cm" svg:y="3.952cm" style:legend-expansion="high" chart:style-name="ch3"/>
        <chart:plot-area chart:style-name="ch4" table:cell-range-address="Sheet1.M15:Sheet1.O23" chart:data-source-has-labels="both" svg:x="0.32cm" svg:y="1.275cm" svg:width="12.481cm" svg:height="6.564cm">
          <chartooo:coordinate-region svg:x="0.756cm" svg:y="1.474cm" svg:width="11.673cm" svg:height="5.718cm"/>
          <chart:axis chart:dimension="x" chart:name="primary-x" chart:style-name="ch5" chartooo:axis-type="auto">
            <chart:title svg:x="5.907cm" svg:y="8.019cm" chart:style-name="ch6">
              <text:p>Threads</text:p>
            </chart:title>
            <chart:categories table:cell-range-address="Sheet1.M16:Sheet1.M2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N16:Sheet1.N23" chart:label-cell-address="Sheet1.N15:Sheet1.N15" chart:class="chart:scatter">
            <chart:domain table:cell-range-address="Sheet1.M16:Sheet1.M23"/>
            <chart:data-point chart:repeated="8"/>
          </chart:series>
          <chart:series chart:style-name="ch9" chart:values-cell-range-address="Sheet1.O16:Sheet1.O23" chart:label-cell-address="Sheet1.O15:Sheet1.O1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/>
                <draw:g>
                  <svg:desc>Sheet1.N15:Sheet1.N15</svg:desc>
                </draw:g>
              </table:table-cell>
              <table:table-cell office:value-type="string">
                <text:p/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M16:Sheet1.M23</svg:desc>
                </draw:g>
              </table:table-cell>
              <table:table-cell office:value-type="float" office:value="NaN">
                <text:p>NaN</text:p>
                <draw:g>
                  <svg:desc>Sheet1.M16:Sheet1.M23</svg:desc>
                </draw:g>
              </table:table-cell>
              <table:table-cell office:value-type="float" office:value="NaN">
                <text:p>NaN</text:p>
                <draw:g>
                  <svg:desc>Sheet1.N16:Sheet1.N23</svg:desc>
                </draw:g>
              </table:table-cell>
              <table:table-cell office:value-type="float" office:value="NaN">
                <text:p>NaN</text:p>
                <draw:g>
                  <svg:desc>Sheet1.O16:Sheet1.O2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5.8cm" svg:y="0.316cm" chart:style-name="ch2">
          <text:p>Efficiency 2000x2000</text:p>
        </chart:title>
        <chart:legend chart:legend-position="end" svg:x="13.121cm" svg:y="3.952cm" style:legend-expansion="high" chart:style-name="ch3"/>
        <chart:plot-area chart:style-name="ch4" table:cell-range-address="Sheet1.M25:Sheet1.O33" chart:data-source-has-labels="both" svg:x="0.32cm" svg:y="1.275cm" svg:width="12.481cm" svg:height="6.564cm">
          <chartooo:coordinate-region svg:x="0.756cm" svg:y="1.474cm" svg:width="11.673cm" svg:height="5.718cm"/>
          <chart:axis chart:dimension="x" chart:name="primary-x" chart:style-name="ch5" chartooo:axis-type="auto">
            <chart:title svg:x="5.907cm" svg:y="8.019cm" chart:style-name="ch6">
              <text:p>Threads</text:p>
            </chart:title>
            <chart:categories table:cell-range-address="Sheet1.M26:Sheet1.M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N26:Sheet1.N33" chart:label-cell-address="Sheet1.N25:Sheet1.N25" chart:class="chart:scatter">
            <chart:domain table:cell-range-address="Sheet1.M26:Sheet1.M33"/>
            <chart:data-point chart:repeated="8"/>
          </chart:series>
          <chart:series chart:style-name="ch9" chart:values-cell-range-address="Sheet1.O26:Sheet1.O33" chart:label-cell-address="Sheet1.O25:Sheet1.O2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/>
                <draw:g>
                  <svg:desc>Sheet1.N25:Sheet1.N25</svg:desc>
                </draw:g>
              </table:table-cell>
              <table:table-cell office:value-type="string">
                <text:p/>
                <draw:g>
                  <svg:desc>Sheet1.O25:Sheet1.O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M26:Sheet1.M33</svg:desc>
                </draw:g>
              </table:table-cell>
              <table:table-cell office:value-type="float" office:value="NaN">
                <text:p>NaN</text:p>
                <draw:g>
                  <svg:desc>Sheet1.M26:Sheet1.M33</svg:desc>
                </draw:g>
              </table:table-cell>
              <table:table-cell office:value-type="float" office:value="NaN">
                <text:p>NaN</text:p>
                <draw:g>
                  <svg:desc>Sheet1.N26:Sheet1.N33</svg:desc>
                </draw:g>
              </table:table-cell>
              <table:table-cell office:value-type="float" office:value="NaN">
                <text:p>NaN</text:p>
                <draw:g>
                  <svg:desc>Sheet1.O26:Sheet1.O3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Speedup N=11x11</text:p>
        </chart:title>
        <chart:legend chart:legend-position="end" svg:x="13.439cm" svg:y="3.703cm" style:legend-expansion="high" chart:style-name="ch3"/>
        <chart:plot-area chart:style-name="ch4" table:cell-range-address="Sheet1.A15:Sheet1.D23" chart:data-source-has-labels="both" svg:x="0.32cm" svg:y="1.275cm" svg:width="12.799cm" svg:height="6.564cm">
          <chartooo:coordinate-region svg:x="1.418cm" svg:y="1.474cm" svg:width="11.607cm" svg:height="5.718cm"/>
          <chart:axis chart:dimension="x" chart:name="primary-x" chart:style-name="ch5" chartooo:axis-type="auto">
            <chart:title svg:x="6.066cm" svg:y="8.019cm" chart:style-name="ch6">
              <text:p>Threads</text:p>
            </chart:title>
            <chart:categories table:cell-range-address="Sheet1.A16:Sheet1.A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3" chart:label-cell-address="Sheet1.B15:Sheet1.B15" chart:class="chart:scatter">
            <chart:domain table:cell-range-address="Sheet1.A16:Sheet1.A23"/>
            <chart:data-point chart:repeated="8"/>
          </chart:series>
          <chart:series chart:style-name="ch10" chart:values-cell-range-address="Sheet1.C16:Sheet1.C23" chart:label-cell-address="Sheet1.C15:Sheet1.C15" chart:class="chart:scatter">
            <chart:data-point chart:repeated="8"/>
          </chart:series>
          <chart:series chart:style-name="ch11" chart:values-cell-range-address="Sheet1.D16:Sheet1.D23" chart:label-cell-address="Sheet1.D15:Sheet1.D1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15:Sheet1.B15</svg:desc>
                </draw:g>
              </table:table-cell>
              <table:table-cell office:value-type="string">
                <text:p>omp</text:p>
                <draw:g>
                  <svg:desc>Sheet1.C15:Sheet1.C15</svg:desc>
                </draw:g>
              </table:table-cell>
              <table:table-cell office:value-type="string">
                <text:p>omp_op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6:Sheet1.A23</svg:desc>
                </draw:g>
              </table:table-cell>
              <table:table-cell office:value-type="float" office:value="1">
                <text:p>1</text:p>
                <draw:g>
                  <svg:desc>Sheet1.B16:Sheet1.B23</svg:desc>
                </draw:g>
              </table:table-cell>
              <table:table-cell office:value-type="float" office:value="0.541666666666667">
                <text:p>0.541666666666667</text:p>
                <draw:g>
                  <svg:desc>Sheet1.C16:Sheet1.C23</svg:desc>
                </draw:g>
              </table:table-cell>
              <table:table-cell office:value-type="float" office:value="1.10169491525424">
                <text:p>1.10169491525424</text:p>
                <draw:g>
                  <svg:desc>Sheet1.D16:Sheet1.D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62096774193548">
                <text:p>0.262096774193548</text:p>
              </table:table-cell>
              <table:table-cell office:value-type="float" office:value="1.58536585365854">
                <text:p>1.585365853658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58964143426295">
                <text:p>0.258964143426295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6">
                <text:p>0.26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51937984496124">
                <text:p>0.251937984496124</text:p>
              </table:table-cell>
              <table:table-cell office:value-type="float" office:value="2.09677419354839">
                <text:p>2.096774193548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234657039711191">
                <text:p>0.234657039711191</text:p>
              </table:table-cell>
              <table:table-cell office:value-type="float" office:value="2.32142857142857">
                <text:p>2.321428571428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91740412979351">
                <text:p>0.191740412979351</text:p>
              </table:table-cell>
              <table:table-cell office:value-type="float" office:value="2.24137931034483">
                <text:p>2.241379310344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3265306122449">
                <text:p>0.13265306122449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Efficiency N=11x11</text:p>
        </chart:title>
        <chart:legend chart:legend-position="end" svg:x="13.439cm" svg:y="3.703cm" style:legend-expansion="high" chart:style-name="ch3"/>
        <chart:plot-area chart:style-name="ch4" table:cell-range-address="Sheet1.A25:Sheet1.D33" chart:data-source-has-labels="both" svg:x="0.32cm" svg:y="1.275cm" svg:width="12.799cm" svg:height="6.564cm">
          <chartooo:coordinate-region svg:x="1.418cm" svg:y="1.475cm" svg:width="11.607cm" svg:height="5.717cm"/>
          <chart:axis chart:dimension="x" chart:name="primary-x" chart:style-name="ch5" chartooo:axis-type="auto">
            <chart:title svg:x="6.066cm" svg:y="8.019cm" chart:style-name="ch6">
              <text:p>Threads</text:p>
            </chart:title>
            <chart:categories table:cell-range-address="Sheet1.A26:Sheet1.A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6:Sheet1.B33" chart:label-cell-address="Sheet1.B25:Sheet1.B25" chart:class="chart:scatter">
            <chart:domain table:cell-range-address="Sheet1.A26:Sheet1.A33"/>
            <chart:data-point chart:repeated="8"/>
          </chart:series>
          <chart:series chart:style-name="ch10" chart:values-cell-range-address="Sheet1.C26:Sheet1.C33" chart:label-cell-address="Sheet1.C25:Sheet1.C25" chart:class="chart:scatter">
            <chart:data-point chart:repeated="8"/>
          </chart:series>
          <chart:series chart:style-name="ch11" chart:values-cell-range-address="Sheet1.D26:Sheet1.D33" chart:label-cell-address="Sheet1.D25:Sheet1.D2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25:Sheet1.B25</svg:desc>
                </draw:g>
              </table:table-cell>
              <table:table-cell office:value-type="string">
                <text:p>omp</text:p>
                <draw:g>
                  <svg:desc>Sheet1.C25:Sheet1.C25</svg:desc>
                </draw:g>
              </table:table-cell>
              <table:table-cell office:value-type="string">
                <text:p>omp_op</text:p>
                <draw:g>
                  <svg:desc>Sheet1.D25:Sheet1.D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6:Sheet1.A33</svg:desc>
                </draw:g>
              </table:table-cell>
              <table:table-cell office:value-type="float" office:value="1">
                <text:p>1</text:p>
                <draw:g>
                  <svg:desc>Sheet1.B26:Sheet1.B33</svg:desc>
                </draw:g>
              </table:table-cell>
              <table:table-cell office:value-type="float" office:value="0.541666666666667">
                <text:p>0.541666666666667</text:p>
                <draw:g>
                  <svg:desc>Sheet1.C26:Sheet1.C33</svg:desc>
                </draw:g>
              </table:table-cell>
              <table:table-cell office:value-type="float" office:value="1.10169491525424">
                <text:p>1.10169491525424</text:p>
                <draw:g>
                  <svg:desc>Sheet1.D26:Sheet1.D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1048387096774">
                <text:p>0.131048387096774</text:p>
              </table:table-cell>
              <table:table-cell office:value-type="float" office:value="0.792682926829268">
                <text:p>0.7926829268292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863213811420983">
                <text:p>0.0863213811420983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65">
                <text:p>0.065</text:p>
              </table:table-cell>
              <table:table-cell office:value-type="float" office:value="0.5078125">
                <text:p>0.5078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503875968992248">
                <text:p>0.0503875968992248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91095066185319">
                <text:p>0.0391095066185319</text:p>
              </table:table-cell>
              <table:table-cell office:value-type="float" office:value="0.386904761904762">
                <text:p>0.3869047619047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273914875684787">
                <text:p>0.0273914875684787</text:p>
              </table:table-cell>
              <table:table-cell office:value-type="float" office:value="0.320197044334975">
                <text:p>0.3201970443349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165816326530612">
                <text:p>0.0165816326530612</text:p>
              </table:table-cell>
              <table:table-cell office:value-type="float" office:value="0.208333333333333">
                <text:p>0.208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6cm" chart:style-name="ch2">
          <text:p>N-Queens N=12x12</text:p>
        </chart:title>
        <chart:legend chart:legend-position="end" svg:x="13.439cm" svg:y="3.703cm" style:legend-expansion="high" chart:style-name="ch3"/>
        <chart:plot-area chart:style-name="ch4" table:cell-range-address="Sheet1.E2:Sheet1.H10" chart:data-source-has-labels="both" svg:x="1.331cm" svg:y="1.275cm" svg:width="11.788cm" svg:height="6.564cm">
          <chartooo:coordinate-region svg:x="2.058cm" svg:y="1.474cm" svg:width="10.967cm" svg:height="5.718cm"/>
          <chart:axis chart:dimension="x" chart:name="primary-x" chart:style-name="ch5" chartooo:axis-type="auto">
            <chart:title svg:x="6.572cm" svg:y="8.019cm" chart:style-name="ch6">
              <text:p>Threads</text:p>
            </chart:title>
            <chart:categories table:cell-range-address="Sheet1.E3:Sheet1.E10"/>
          </chart:axis>
          <chart:axis chart:dimension="y" chart:name="primary-y" chart:style-name="ch5">
            <chart:title svg:x="0.451cm" svg:y="5.17cm" chart:style-name="ch7">
              <text:p>Time [s]</text:p>
            </chart:title>
            <chart:grid chart:style-name="ch8" chart:class="major"/>
          </chart:axis>
          <chart:series chart:style-name="ch9" chart:values-cell-range-address="Sheet1.F3:Sheet1.F10" chart:label-cell-address="Sheet1.F2:Sheet1.F2" chart:class="chart:scatter">
            <chart:domain table:cell-range-address="Sheet1.E3:Sheet1.E10"/>
            <chart:data-point chart:repeated="8"/>
          </chart:series>
          <chart:series chart:style-name="ch10" chart:values-cell-range-address="Sheet1.G3:Sheet1.G10" chart:label-cell-address="Sheet1.G2:Sheet1.G2" chart:class="chart:scatter">
            <chart:data-point chart:repeated="8"/>
          </chart:series>
          <chart:series chart:style-name="ch11" chart:values-cell-range-address="Sheet1.H3:Sheet1.H10" chart:label-cell-address="Sheet1.H2:Sheet1.H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F2:Sheet1.F2</svg:desc>
                </draw:g>
              </table:table-cell>
              <table:table-cell office:value-type="string">
                <text:p>omp</text:p>
                <draw:g>
                  <svg:desc>Sheet1.G2:Sheet1.G2</svg:desc>
                </draw:g>
              </table:table-cell>
              <table:table-cell office:value-type="string">
                <text:p>omp_op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3:Sheet1.E10</svg:desc>
                </draw:g>
              </table:table-cell>
              <table:table-cell office:value-type="float" office:value="0.281">
                <text:p>0.281</text:p>
                <draw:g>
                  <svg:desc>Sheet1.F3:Sheet1.F10</svg:desc>
                </draw:g>
              </table:table-cell>
              <table:table-cell office:value-type="float" office:value="0.475">
                <text:p>0.475</text:p>
                <draw:g>
                  <svg:desc>Sheet1.G3:Sheet1.G10</svg:desc>
                </draw:g>
              </table:table-cell>
              <table:table-cell office:value-type="float" office:value="0.238">
                <text:p>0.238</text:p>
                <draw:g>
                  <svg:desc>Sheet1.H3:Sheet1.H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1">
                <text:p>0.281</text:p>
              </table:table-cell>
              <table:table-cell office:value-type="float" office:value="1.213">
                <text:p>1.2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1">
                <text:p>0.281</text:p>
              </table:table-cell>
              <table:table-cell office:value-type="float" office:value="1.21">
                <text:p>1.2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81">
                <text:p>0.281</text:p>
              </table:table-cell>
              <table:table-cell office:value-type="float" office:value="1.216">
                <text:p>1.21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1">
                <text:p>0.281</text:p>
              </table:table-cell>
              <table:table-cell office:value-type="float" office:value="1.227">
                <text:p>1.227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81">
                <text:p>0.281</text:p>
              </table:table-cell>
              <table:table-cell office:value-type="float" office:value="1.241">
                <text:p>1.24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81">
                <text:p>0.281</text:p>
              </table:table-cell>
              <table:table-cell office:value-type="float" office:value="1.446">
                <text:p>1.44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1">
                <text:p>0.281</text:p>
              </table:table-cell>
              <table:table-cell office:value-type="float" office:value="1.894">
                <text:p>1.894</text:p>
              </table:table-cell>
              <table:table-cell office:value-type="float" office:value="0.062">
                <text:p>0.0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Speedup N=12x12</text:p>
        </chart:title>
        <chart:legend chart:legend-position="end" svg:x="13.439cm" svg:y="3.703cm" style:legend-expansion="high" chart:style-name="ch3"/>
        <chart:plot-area chart:style-name="ch4" table:cell-range-address="Sheet1.E15:Sheet1.H23" chart:data-source-has-labels="both" svg:x="0.32cm" svg:y="1.275cm" svg:width="12.799cm" svg:height="6.564cm">
          <chartooo:coordinate-region svg:x="1.418cm" svg:y="1.474cm" svg:width="11.607cm" svg:height="5.718cm"/>
          <chart:axis chart:dimension="x" chart:name="primary-x" chart:style-name="ch5" chartooo:axis-type="auto">
            <chart:title svg:x="6.066cm" svg:y="8.019cm" chart:style-name="ch6">
              <text:p>Threads</text:p>
            </chart:title>
            <chart:categories table:cell-range-address="Sheet1.E16:Sheet1.E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16:Sheet1.F23" chart:label-cell-address="Sheet1.F15:Sheet1.F15" chart:class="chart:scatter">
            <chart:domain table:cell-range-address="Sheet1.E16:Sheet1.E23"/>
            <chart:data-point chart:repeated="8"/>
          </chart:series>
          <chart:series chart:style-name="ch10" chart:values-cell-range-address="Sheet1.G16:Sheet1.G23" chart:label-cell-address="Sheet1.G15:Sheet1.G15" chart:class="chart:scatter">
            <chart:data-point chart:repeated="8"/>
          </chart:series>
          <chart:series chart:style-name="ch11" chart:values-cell-range-address="Sheet1.H16:Sheet1.H23" chart:label-cell-address="Sheet1.H15:Sheet1.H1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F15:Sheet1.F15</svg:desc>
                </draw:g>
              </table:table-cell>
              <table:table-cell office:value-type="string">
                <text:p>omp</text:p>
                <draw:g>
                  <svg:desc>Sheet1.G15:Sheet1.G15</svg:desc>
                </draw:g>
              </table:table-cell>
              <table:table-cell office:value-type="string">
                <text:p>omp_op</text:p>
                <draw:g>
                  <svg:desc>Sheet1.H15:Sheet1.H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16:Sheet1.E23</svg:desc>
                </draw:g>
              </table:table-cell>
              <table:table-cell office:value-type="float" office:value="1">
                <text:p>1</text:p>
                <draw:g>
                  <svg:desc>Sheet1.F16:Sheet1.F23</svg:desc>
                </draw:g>
              </table:table-cell>
              <table:table-cell office:value-type="float" office:value="0.591578947368421">
                <text:p>0.591578947368421</text:p>
                <draw:g>
                  <svg:desc>Sheet1.G16:Sheet1.G23</svg:desc>
                </draw:g>
              </table:table-cell>
              <table:table-cell office:value-type="float" office:value="1.18067226890756">
                <text:p>1.18067226890756</text:p>
                <draw:g>
                  <svg:desc>Sheet1.H16:Sheet1.H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31657048639736">
                <text:p>0.231657048639736</text:p>
              </table:table-cell>
              <table:table-cell office:value-type="float" office:value="2.16153846153846">
                <text:p>2.161538461538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32231404958678">
                <text:p>0.232231404958678</text:p>
              </table:table-cell>
              <table:table-cell office:value-type="float" office:value="2.89690721649485">
                <text:p>2.896907216494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31085526315789">
                <text:p>0.231085526315789</text:p>
              </table:table-cell>
              <table:table-cell office:value-type="float" office:value="3.6025641025641">
                <text:p>3.60256410256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29013854930725">
                <text:p>0.229013854930725</text:p>
              </table:table-cell>
              <table:table-cell office:value-type="float" office:value="3.64935064935065">
                <text:p>3.64935064935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226430298146656">
                <text:p>0.226430298146656</text:p>
              </table:table-cell>
              <table:table-cell office:value-type="float" office:value="4.76271186440678">
                <text:p>4.762711864406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9432918395574">
                <text:p>0.19432918395574</text:p>
              </table:table-cell>
              <table:table-cell office:value-type="float" office:value="4.76271186440678">
                <text:p>4.762711864406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48363252375924">
                <text:p>0.148363252375924</text:p>
              </table:table-cell>
              <table:table-cell office:value-type="float" office:value="4.53225806451613">
                <text:p>4.532258064516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Efficiency N=12x12</text:p>
        </chart:title>
        <chart:legend chart:legend-position="end" svg:x="13.439cm" svg:y="3.703cm" style:legend-expansion="high" chart:style-name="ch3"/>
        <chart:plot-area chart:style-name="ch4" table:cell-range-address="Sheet1.E25:Sheet1.H33" chart:data-source-has-labels="both" svg:x="0.32cm" svg:y="1.275cm" svg:width="12.799cm" svg:height="6.564cm">
          <chartooo:coordinate-region svg:x="1.418cm" svg:y="1.474cm" svg:width="11.607cm" svg:height="5.718cm"/>
          <chart:axis chart:dimension="x" chart:name="primary-x" chart:style-name="ch5" chartooo:axis-type="auto">
            <chart:title svg:x="6.066cm" svg:y="8.019cm" chart:style-name="ch6">
              <text:p>Threads</text:p>
            </chart:title>
            <chart:categories table:cell-range-address="Sheet1.E26:Sheet1.E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26:Sheet1.F33" chart:label-cell-address="Sheet1.F25:Sheet1.F25" chart:class="chart:scatter">
            <chart:domain table:cell-range-address="Sheet1.E26:Sheet1.E33"/>
            <chart:data-point chart:repeated="8"/>
          </chart:series>
          <chart:series chart:style-name="ch10" chart:values-cell-range-address="Sheet1.G26:Sheet1.G33" chart:label-cell-address="Sheet1.G25:Sheet1.G25" chart:class="chart:scatter">
            <chart:data-point chart:repeated="8"/>
          </chart:series>
          <chart:series chart:style-name="ch11" chart:values-cell-range-address="Sheet1.H26:Sheet1.H33" chart:label-cell-address="Sheet1.H25:Sheet1.H2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F25:Sheet1.F25</svg:desc>
                </draw:g>
              </table:table-cell>
              <table:table-cell office:value-type="string">
                <text:p>omp</text:p>
                <draw:g>
                  <svg:desc>Sheet1.G25:Sheet1.G25</svg:desc>
                </draw:g>
              </table:table-cell>
              <table:table-cell office:value-type="string">
                <text:p>omp_op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26:Sheet1.E33</svg:desc>
                </draw:g>
              </table:table-cell>
              <table:table-cell office:value-type="float" office:value="1">
                <text:p>1</text:p>
                <draw:g>
                  <svg:desc>Sheet1.F26:Sheet1.F33</svg:desc>
                </draw:g>
              </table:table-cell>
              <table:table-cell office:value-type="float" office:value="0.591578947368421">
                <text:p>0.591578947368421</text:p>
                <draw:g>
                  <svg:desc>Sheet1.G26:Sheet1.G33</svg:desc>
                </draw:g>
              </table:table-cell>
              <table:table-cell office:value-type="float" office:value="1.18067226890756">
                <text:p>1.18067226890756</text:p>
                <draw:g>
                  <svg:desc>Sheet1.H26:Sheet1.H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5828524319868">
                <text:p>0.115828524319868</text:p>
              </table:table-cell>
              <table:table-cell office:value-type="float" office:value="1.08076923076923">
                <text:p>1.080769230769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774104683195592">
                <text:p>0.0774104683195592</text:p>
              </table:table-cell>
              <table:table-cell office:value-type="float" office:value="0.965635738831615">
                <text:p>0.9656357388316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577713815789474">
                <text:p>0.0577713815789474</text:p>
              </table:table-cell>
              <table:table-cell office:value-type="float" office:value="0.900641025641026">
                <text:p>0.9006410256410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458027709861451">
                <text:p>0.0458027709861451</text:p>
              </table:table-cell>
              <table:table-cell office:value-type="float" office:value="0.72987012987013">
                <text:p>0.729870129870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77383830244427">
                <text:p>0.0377383830244427</text:p>
              </table:table-cell>
              <table:table-cell office:value-type="float" office:value="0.793785310734463">
                <text:p>0.7937853107344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277613119936771">
                <text:p>0.0277613119936771</text:p>
              </table:table-cell>
              <table:table-cell office:value-type="float" office:value="0.680387409200969">
                <text:p>0.6803874092009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185454065469905">
                <text:p>0.0185454065469905</text:p>
              </table:table-cell>
              <table:table-cell office:value-type="float" office:value="0.566532258064516">
                <text:p>0.5665322580645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6cm" chart:style-name="ch2">
          <text:p>N-Queens N=13x13</text:p>
        </chart:title>
        <chart:legend chart:legend-position="end" svg:x="13.439cm" svg:y="3.703cm" style:legend-expansion="high" chart:style-name="ch3"/>
        <chart:plot-area chart:style-name="ch4" table:cell-range-address="Sheet1.I2:Sheet1.L10" chart:data-source-has-labels="both" svg:x="1.331cm" svg:y="1.275cm" svg:width="11.788cm" svg:height="6.564cm">
          <chartooo:coordinate-region svg:x="1.767cm" svg:y="1.474cm" svg:width="11.258cm" svg:height="5.718cm"/>
          <chart:axis chart:dimension="x" chart:name="primary-x" chart:style-name="ch5" chartooo:axis-type="auto">
            <chart:title svg:x="6.572cm" svg:y="8.019cm" chart:style-name="ch6">
              <text:p>Threads</text:p>
            </chart:title>
            <chart:categories table:cell-range-address="Sheet1.I3:Sheet1.I10"/>
          </chart:axis>
          <chart:axis chart:dimension="y" chart:name="primary-y" chart:style-name="ch5">
            <chart:title svg:x="0.451cm" svg:y="5.17cm" chart:style-name="ch7">
              <text:p>Time [s]</text:p>
            </chart:title>
            <chart:grid chart:style-name="ch8" chart:class="major"/>
          </chart:axis>
          <chart:series chart:style-name="ch9" chart:values-cell-range-address="Sheet1.J3:Sheet1.J10" chart:label-cell-address="Sheet1.J2:Sheet1.J2" chart:class="chart:scatter">
            <chart:domain table:cell-range-address="Sheet1.I3:Sheet1.I10"/>
            <chart:data-point chart:repeated="8"/>
          </chart:series>
          <chart:series chart:style-name="ch10" chart:values-cell-range-address="Sheet1.K3:Sheet1.K10" chart:label-cell-address="Sheet1.K2:Sheet1.K2" chart:class="chart:scatter">
            <chart:data-point chart:repeated="8"/>
          </chart:series>
          <chart:series chart:style-name="ch11" chart:values-cell-range-address="Sheet1.L3:Sheet1.L10" chart:label-cell-address="Sheet1.L2:Sheet1.L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J2:Sheet1.J2</svg:desc>
                </draw:g>
              </table:table-cell>
              <table:table-cell office:value-type="string">
                <text:p>omp</text:p>
                <draw:g>
                  <svg:desc>Sheet1.K2:Sheet1.K2</svg:desc>
                </draw:g>
              </table:table-cell>
              <table:table-cell office:value-type="string">
                <text:p>omp_op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3:Sheet1.I10</svg:desc>
                </draw:g>
              </table:table-cell>
              <table:table-cell office:value-type="float" office:value="1.562">
                <text:p>1.562</text:p>
                <draw:g>
                  <svg:desc>Sheet1.J3:Sheet1.J10</svg:desc>
                </draw:g>
              </table:table-cell>
              <table:table-cell office:value-type="float" office:value="2.586">
                <text:p>2.586</text:p>
                <draw:g>
                  <svg:desc>Sheet1.K3:Sheet1.K10</svg:desc>
                </draw:g>
              </table:table-cell>
              <table:table-cell office:value-type="float" office:value="1.338">
                <text:p>1.338</text:p>
                <draw:g>
                  <svg:desc>Sheet1.L3:Sheet1.L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62">
                <text:p>1.562</text:p>
              </table:table-cell>
              <table:table-cell office:value-type="float" office:value="6.685">
                <text:p>6.685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62">
                <text:p>1.562</text:p>
              </table:table-cell>
              <table:table-cell office:value-type="float" office:value="6.656">
                <text:p>6.656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62">
                <text:p>1.562</text:p>
              </table:table-cell>
              <table:table-cell office:value-type="float" office:value="6.63">
                <text:p>6.63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62">
                <text:p>1.562</text:p>
              </table:table-cell>
              <table:table-cell office:value-type="float" office:value="6.622">
                <text:p>6.622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62">
                <text:p>1.562</text:p>
              </table:table-cell>
              <table:table-cell office:value-type="float" office:value="6.75">
                <text:p>6.75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562">
                <text:p>1.562</text:p>
              </table:table-cell>
              <table:table-cell office:value-type="float" office:value="7.214">
                <text:p>7.214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62">
                <text:p>1.562</text:p>
              </table:table-cell>
              <table:table-cell office:value-type="float" office:value="8.123">
                <text:p>8.123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Speedup N=13x13</text:p>
        </chart:title>
        <chart:legend chart:legend-position="end" svg:x="13.439cm" svg:y="3.703cm" style:legend-expansion="high" chart:style-name="ch3"/>
        <chart:plot-area chart:style-name="ch4" table:cell-range-address="Sheet1.I15:Sheet1.L23" chart:data-source-has-labels="both" svg:x="0.32cm" svg:y="1.275cm" svg:width="12.799cm" svg:height="6.564cm">
          <chartooo:coordinate-region svg:x="1.418cm" svg:y="1.474cm" svg:width="11.607cm" svg:height="5.718cm"/>
          <chart:axis chart:dimension="x" chart:name="primary-x" chart:style-name="ch5" chartooo:axis-type="auto">
            <chart:title svg:x="6.066cm" svg:y="8.019cm" chart:style-name="ch6">
              <text:p>Threads</text:p>
            </chart:title>
            <chart:categories table:cell-range-address="Sheet1.I16:Sheet1.I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J16:Sheet1.J23" chart:label-cell-address="Sheet1.J15:Sheet1.J15" chart:class="chart:scatter">
            <chart:domain table:cell-range-address="Sheet1.I16:Sheet1.I23"/>
            <chart:data-point chart:repeated="8"/>
          </chart:series>
          <chart:series chart:style-name="ch10" chart:values-cell-range-address="Sheet1.K16:Sheet1.K23" chart:label-cell-address="Sheet1.K15:Sheet1.K15" chart:class="chart:scatter">
            <chart:data-point chart:repeated="8"/>
          </chart:series>
          <chart:series chart:style-name="ch11" chart:values-cell-range-address="Sheet1.L16:Sheet1.L23" chart:label-cell-address="Sheet1.L15:Sheet1.L1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J15:Sheet1.J15</svg:desc>
                </draw:g>
              </table:table-cell>
              <table:table-cell office:value-type="string">
                <text:p>omp</text:p>
                <draw:g>
                  <svg:desc>Sheet1.K15:Sheet1.K15</svg:desc>
                </draw:g>
              </table:table-cell>
              <table:table-cell office:value-type="string">
                <text:p>omp_op</text:p>
                <draw:g>
                  <svg:desc>Sheet1.L15:Sheet1.L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16:Sheet1.I23</svg:desc>
                </draw:g>
              </table:table-cell>
              <table:table-cell office:value-type="float" office:value="1">
                <text:p>1</text:p>
                <draw:g>
                  <svg:desc>Sheet1.J16:Sheet1.J23</svg:desc>
                </draw:g>
              </table:table-cell>
              <table:table-cell office:value-type="float" office:value="0.604021655065739">
                <text:p>0.604021655065739</text:p>
                <draw:g>
                  <svg:desc>Sheet1.K16:Sheet1.K23</svg:desc>
                </draw:g>
              </table:table-cell>
              <table:table-cell office:value-type="float" office:value="1.16741405082212">
                <text:p>1.16741405082212</text:p>
                <draw:g>
                  <svg:desc>Sheet1.L16:Sheet1.L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33657442034405">
                <text:p>0.233657442034405</text:p>
              </table:table-cell>
              <table:table-cell office:value-type="float" office:value="2.12806539509537">
                <text:p>2.128065395095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34675480769231">
                <text:p>0.234675480769231</text:p>
              </table:table-cell>
              <table:table-cell office:value-type="float" office:value="3.00963391136802">
                <text:p>3.009633911368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35595776772247">
                <text:p>0.235595776772247</text:p>
              </table:table-cell>
              <table:table-cell office:value-type="float" office:value="3.78208232445521">
                <text:p>3.782082324455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35880398671096">
                <text:p>0.235880398671096</text:p>
              </table:table-cell>
              <table:table-cell office:value-type="float" office:value="4.52753623188406">
                <text:p>4.527536231884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231407407407407">
                <text:p>0.231407407407407</text:p>
              </table:table-cell>
              <table:table-cell office:value-type="float" office:value="5.05501618122977">
                <text:p>5.055016181229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16523426670363">
                <text:p>0.216523426670363</text:p>
              </table:table-cell>
              <table:table-cell office:value-type="float" office:value="6.56302521008403">
                <text:p>6.563025210084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92293487627724">
                <text:p>0.192293487627724</text:p>
              </table:table-cell>
              <table:table-cell office:value-type="float" office:value="6.50833333333333">
                <text:p>6.508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Efficiency N=13x13</text:p>
        </chart:title>
        <chart:legend chart:legend-position="end" svg:x="13.439cm" svg:y="3.703cm" style:legend-expansion="high" chart:style-name="ch3"/>
        <chart:plot-area chart:style-name="ch4" table:cell-range-address="Sheet1.I25:Sheet1.L33" chart:data-source-has-labels="both" svg:x="0.32cm" svg:y="1.275cm" svg:width="12.799cm" svg:height="6.564cm">
          <chartooo:coordinate-region svg:x="1.418cm" svg:y="1.474cm" svg:width="11.607cm" svg:height="5.718cm"/>
          <chart:axis chart:dimension="x" chart:name="primary-x" chart:style-name="ch5" chartooo:axis-type="auto">
            <chart:title svg:x="6.066cm" svg:y="8.019cm" chart:style-name="ch6">
              <text:p>Threads</text:p>
            </chart:title>
            <chart:categories table:cell-range-address="Sheet1.I26:Sheet1.I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J26:Sheet1.J33" chart:label-cell-address="Sheet1.J25:Sheet1.J25" chart:class="chart:scatter">
            <chart:domain table:cell-range-address="Sheet1.I26:Sheet1.I33"/>
            <chart:data-point chart:repeated="8"/>
          </chart:series>
          <chart:series chart:style-name="ch10" chart:values-cell-range-address="Sheet1.K26:Sheet1.K33" chart:label-cell-address="Sheet1.K25:Sheet1.K25" chart:class="chart:scatter">
            <chart:data-point chart:repeated="8"/>
          </chart:series>
          <chart:series chart:style-name="ch11" chart:values-cell-range-address="Sheet1.L26:Sheet1.L33" chart:label-cell-address="Sheet1.L25:Sheet1.L2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J25:Sheet1.J25</svg:desc>
                </draw:g>
              </table:table-cell>
              <table:table-cell office:value-type="string">
                <text:p>omp</text:p>
                <draw:g>
                  <svg:desc>Sheet1.K25:Sheet1.K25</svg:desc>
                </draw:g>
              </table:table-cell>
              <table:table-cell office:value-type="string">
                <text:p>omp_op</text:p>
                <draw:g>
                  <svg:desc>Sheet1.L25:Sheet1.L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26:Sheet1.I33</svg:desc>
                </draw:g>
              </table:table-cell>
              <table:table-cell office:value-type="float" office:value="1">
                <text:p>1</text:p>
                <draw:g>
                  <svg:desc>Sheet1.J26:Sheet1.J33</svg:desc>
                </draw:g>
              </table:table-cell>
              <table:table-cell office:value-type="float" office:value="0.604021655065739">
                <text:p>0.604021655065739</text:p>
                <draw:g>
                  <svg:desc>Sheet1.K26:Sheet1.K33</svg:desc>
                </draw:g>
              </table:table-cell>
              <table:table-cell office:value-type="float" office:value="1.16741405082212">
                <text:p>1.16741405082212</text:p>
                <draw:g>
                  <svg:desc>Sheet1.L26:Sheet1.L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6828721017203">
                <text:p>0.116828721017203</text:p>
              </table:table-cell>
              <table:table-cell office:value-type="float" office:value="1.06403269754768">
                <text:p>1.064032697547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782251602564103">
                <text:p>0.0782251602564103</text:p>
              </table:table-cell>
              <table:table-cell office:value-type="float" office:value="1.00321130378934">
                <text:p>1.003211303789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588989441930618">
                <text:p>0.0588989441930618</text:p>
              </table:table-cell>
              <table:table-cell office:value-type="float" office:value="0.945520581113801">
                <text:p>0.9455205811138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471760797342193">
                <text:p>0.0471760797342193</text:p>
              </table:table-cell>
              <table:table-cell office:value-type="float" office:value="0.905507246376812">
                <text:p>0.9055072463768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85679012345679">
                <text:p>0.0385679012345679</text:p>
              </table:table-cell>
              <table:table-cell office:value-type="float" office:value="0.842502696871629">
                <text:p>0.842502696871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309319180957662">
                <text:p>0.0309319180957662</text:p>
              </table:table-cell>
              <table:table-cell office:value-type="float" office:value="0.937575030012005">
                <text:p>0.9375750300120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0240366859534655">
                <text:p>0.0240366859534655</text:p>
              </table:table-cell>
              <table:table-cell office:value-type="float" office:value="0.813541666666667">
                <text:p>0.813541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